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1835095465701</text:p>
          </table:table-cell>
          <table:table-cell office:value-type="string" calcext:value-type="string">
            <text:p>2025-01-16 18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84784" calcext:value-type="float">
            <text:p>102.28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35095465701</text:p>
          </table:table-cell>
          <table:table-cell office:value-type="string" calcext:value-type="string">
            <text:p>2024-02-21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11616" calcext:value-type="float">
            <text:p>97.51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35095465701</text:p>
          </table:table-cell>
          <table:table-cell office:value-type="string" calcext:value-type="string">
            <text:p>2023-02-22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3824" calcext:value-type="float">
            <text:p>90.79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35095465701</text:p>
          </table:table-cell>
          <table:table-cell office:value-type="string" calcext:value-type="string">
            <text:p>2022-02-03 16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9496" calcext:value-type="float">
            <text:p>84.35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35095465701</text:p>
          </table:table-cell>
          <table:table-cell office:value-type="string" calcext:value-type="string">
            <text:p>2021-02-04 20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5336" calcext:value-type="float">
            <text:p>85.36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35095465701</text:p>
          </table:table-cell>
          <table:table-cell office:value-type="string" calcext:value-type="string">
            <text:p>2020-02-21 20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6288" calcext:value-type="float">
            <text:p>83.07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